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imes" svg:font-family="Times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2" svg:stroke-width="0.4cm" svg:stroke-color="#000000" draw:marker-start="" draw:marker-start-width="0.9cm" draw:marker-start-center="false" draw:marker-end="Arrowheads_20_130" draw:marker-end-width="0.65cm" draw:marker-end-center="false" svg:stroke-opacity="100%" draw:stroke-linejoin="round" fo:padding-top="0.2cm" fo:padding-bottom="0.2cm" fo:padding-left="0.2cm" fo:padding-right="0.2cm" draw:shadow="hidden" draw:shadow-offset-x="0.3cm" draw:shadow-offset-y="0.3cm" draw:shadow-color="#808080" draw:shadow-opacity="100%"/>
    </style:style>
    <style:style style:name="gr2" style:family="graphic" style:parent-style-name="standard">
      <style:graphic-properties draw:stroke="none" draw:fill="none" fo:min-height="1.136cm"/>
      <style:paragraph-properties style:writing-mode="lr-tb"/>
    </style:style>
    <style:style style:name="gr3" style:family="graphic" style:parent-style-name="objectwithoutfill">
      <style:graphic-properties draw:stroke="solid" draw:marker-end="Arrowheads_20_131" draw:fill="none"/>
    </style:style>
    <style:style style:name="gr4" style:family="graphic" style:parent-style-name="standard">
      <style:graphic-properties draw:stroke="none" draw:fill="none" fo:min-height="1.04cm"/>
      <style:paragraph-properties style:writing-mode="lr-tb"/>
    </style:style>
    <style:style style:name="gr5" style:family="graphic" style:parent-style-name="objectwithoutfill">
      <style:graphic-properties draw:stroke="solid" draw:marker-end="Arrowheads_20_132" draw:fill="none"/>
      <style:paragraph-properties style:writing-mode="lr-tb"/>
    </style:style>
    <style:style style:name="gr6" style:family="graphic" style:parent-style-name="standard">
      <style:graphic-properties draw:stroke="none" draw:fill="none" fo:min-height="1.059cm"/>
      <style:paragraph-properties style:writing-mode="lr-tb"/>
    </style:style>
    <style:style style:name="gr7" style:family="graphic" style:parent-style-name="objectwithoutfill">
      <style:graphic-properties draw:stroke="solid" draw:marker-end="Arrowheads_20_133" draw:fill="none"/>
      <style:paragraph-properties style:writing-mode="lr-tb"/>
    </style:style>
    <style:style style:name="gr8" style:family="graphic" style:parent-style-name="objectwithoutfill">
      <style:graphic-properties draw:stroke="solid" draw:marker-end="Arrowheads_20_134" draw:fill="none"/>
      <style:paragraph-properties style:writing-mode="lr-tb"/>
    </style:style>
    <style:style style:name="gr9" style:family="graphic" style:parent-style-name="standard">
      <style:graphic-properties draw:stroke="solid" draw:stroke-dash="Dashed_20__28_var_29__20_2" svg:stroke-width="0.4cm" svg:stroke-color="#000000" draw:marker-start="" draw:marker-start-width="0.9cm" draw:marker-start-center="false" draw:marker-end="Arrowheads_20_135" draw:marker-end-width="0.65cm" draw:marker-end-center="false" svg:stroke-opacity="100%" draw:stroke-linejoin="round" fo:padding-top="0.2cm" fo:padding-bottom="0.2cm" fo:padding-left="0.2cm" fo:padding-right="0.2cm" draw:shadow="hidden" draw:shadow-offset-x="0.3cm" draw:shadow-offset-y="0.3cm" draw:shadow-color="#808080" draw:shadow-opacity="100%"/>
    </style:style>
    <style:style style:name="P1" style:family="paragraph">
      <style:paragraph-properties fo:margin-left="0.056cm" fo:margin-right="0cm" fo:text-indent="-0.056cm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style:writing-mode="lr-tb"/>
      <style:text-properties fo:font-weight="normal"/>
    </style:style>
    <style:style style:name="P5" style:family="paragraph">
      <style:paragraph-properties fo:margin-left="1.4cm" fo:margin-right="0cm" fo:text-indent="-1.4cm"/>
    </style:style>
    <style:style style:name="P6" style:family="paragraph">
      <loext:graphic-properties draw:fill="none"/>
      <style:paragraph-properties fo:margin-left="0.056cm" fo:margin-right="0cm" fo:text-indent="-0.056cm" style:writing-mode="lr-tb"/>
      <style:text-properties fo:font-weight="normal"/>
    </style:style>
    <style:style style:name="T1" style:family="text">
      <style:text-properties fo:font-weight="bold"/>
    </style:style>
    <style:style style:name="T2" style:family="text">
      <style:text-properties fo:font-weight="normal"/>
    </style:style>
    <style:style style:name="T3" style:family="text">
      <style:text-properties style:font-name="Times" fo:font-weight="normal"/>
    </style:style>
    <style:style style:name="T4" style:family="text">
      <style:text-properties style:font-name="Symbol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line draw:style-name="gr1" draw:layer="layout" svg:width="13.499cm" svg:height="0.999cm" svg:x="1.87cm" svg:y="3.472cm" svg:viewBox="0 0 13500 1000" draw:points="0,0 13500,0 13500,1000">
          <text:p/>
        </draw:polyline>
        <draw:frame draw:style-name="gr2" draw:text-style-name="P2" draw:layer="layout" svg:width="3.5cm" svg:height="1.136cm" svg:x="1.77cm" svg:y="2.313cm">
          <draw:text-box>
            <text:p text:style-name="P1"><text:span text:style-name="T1">adr[31:0]</text:span></text:p>
          </draw:text-box>
        </draw:frame>
        <draw:rect draw:style-name="gr3" draw:text-style-name="P3" draw:layer="layout" svg:width="7.5cm" svg:height="5.5cm" svg:x="4.37cm" svg:y="4.472cm">
          <text:p/>
        </draw:rect>
        <draw:frame draw:style-name="gr4" draw:text-style-name="P4" draw:layer="layout" svg:width="6.5cm" svg:height="1.04cm" svg:x="4.37cm" svg:y="4.672cm">
          <draw:text-box>
            <text:p text:style-name="P1"><text:span text:style-name="T2">=0x00 23 00 &amp;</text:span></text:p>
          </draw:text-box>
        </draw:frame>
        <draw:rect draw:style-name="gr5" draw:text-style-name="P2" draw:layer="layout" svg:width="2cm" svg:height="1cm" svg:x="9.37cm" svg:y="5.672cm">
          <text:p text:style-name="P5">Reg</text:p>
        </draw:rect>
        <draw:frame draw:style-name="gr6" draw:text-style-name="P6" draw:layer="layout" svg:width="4cm" svg:height="1.059cm" svg:x="5.37cm" svg:y="5.672cm">
          <draw:text-box>
            <text:p text:style-name="P1"><text:span text:style-name="T3"><text:s text:c="3"/></text:span><text:span text:style-name="T4">=</text:span><text:span text:style-name="T2">0x00</text:span></text:p>
          </draw:text-box>
        </draw:frame>
        <draw:rect draw:style-name="gr7" draw:text-style-name="P2" draw:layer="layout" svg:width="2cm" svg:height="1cm" svg:x="9.37cm" svg:y="7.072cm">
          <text:p text:style-name="P5">Reg</text:p>
        </draw:rect>
        <draw:rect draw:style-name="gr8" draw:text-style-name="P2" draw:layer="layout" svg:width="2cm" svg:height="1cm" svg:x="9.37cm" svg:y="8.512cm">
          <text:p text:style-name="P5">Reg</text:p>
        </draw:rect>
        <draw:line draw:style-name="gr9" draw:layer="layout" svg:x1="6.87cm" svg:y1="3.472cm" svg:x2="6.87cm" svg:y2="4.472cm">
          <text:p/>
        </draw:line>
        <draw:frame draw:style-name="gr6" draw:text-style-name="P6" draw:layer="layout" svg:width="4cm" svg:height="1.059cm" svg:x="5.37cm" svg:y="7.072cm">
          <draw:text-box>
            <text:p text:style-name="P1"><text:span text:style-name="T3"><text:s text:c="3"/></text:span><text:span text:style-name="T4">=</text:span><text:span text:style-name="T2">0x04</text:span></text:p>
          </draw:text-box>
        </draw:frame>
        <draw:frame draw:style-name="gr6" draw:text-style-name="P6" draw:layer="layout" svg:width="4cm" svg:height="1.059cm" svg:x="5.37cm" svg:y="8.472cm">
          <draw:text-box>
            <text:p text:style-name="P1"><text:span text:style-name="T3"><text:s text:c="3"/></text:span><text:span text:style-name="T4">=</text:span><text:span text:style-name="T2">0x08</text:span></text:p>
          </draw:text-box>
        </draw:frame>
        <draw:rect draw:style-name="gr3" draw:text-style-name="P3" draw:layer="layout" svg:width="7.5cm" svg:height="5.5cm" svg:x="12.37cm" svg:y="4.472cm">
          <text:p/>
        </draw:rect>
        <draw:frame draw:style-name="gr4" draw:text-style-name="P4" draw:layer="layout" svg:width="6.5cm" svg:height="1.04cm" svg:x="12.37cm" svg:y="4.672cm">
          <draw:text-box>
            <text:p text:style-name="P1"><text:span text:style-name="T2">=0x10 00 00 &amp;</text:span></text:p>
          </draw:text-box>
        </draw:frame>
        <draw:rect draw:style-name="gr5" draw:text-style-name="P2" draw:layer="layout" svg:width="2cm" svg:height="1cm" svg:x="17.37cm" svg:y="5.672cm">
          <text:p text:style-name="P5">Reg</text:p>
        </draw:rect>
        <draw:frame draw:style-name="gr6" draw:text-style-name="P6" draw:layer="layout" svg:width="4cm" svg:height="1.059cm" svg:x="13.37cm" svg:y="5.672cm">
          <draw:text-box>
            <text:p text:style-name="P1"><text:span text:style-name="T3"><text:s text:c="3"/></text:span><text:span text:style-name="T4">=</text:span><text:span text:style-name="T2">0x00</text:span></text:p>
          </draw:text-box>
        </draw:frame>
        <draw:rect draw:style-name="gr7" draw:text-style-name="P2" draw:layer="layout" svg:width="2cm" svg:height="1cm" svg:x="17.37cm" svg:y="7.072cm">
          <text:p text:style-name="P5">Reg</text:p>
        </draw:rect>
        <draw:rect draw:style-name="gr8" draw:text-style-name="P2" draw:layer="layout" svg:width="2cm" svg:height="1cm" svg:x="17.37cm" svg:y="8.512cm">
          <text:p text:style-name="P5">Reg</text:p>
        </draw:rect>
        <draw:frame draw:style-name="gr6" draw:text-style-name="P6" draw:layer="layout" svg:width="4cm" svg:height="1.059cm" svg:x="13.37cm" svg:y="7.072cm">
          <draw:text-box>
            <text:p text:style-name="P1"><text:span text:style-name="T3"><text:s text:c="3"/></text:span><text:span text:style-name="T4">=</text:span><text:span text:style-name="T2">0x04</text:span></text:p>
          </draw:text-box>
        </draw:frame>
        <draw:frame draw:style-name="gr6" draw:text-style-name="P6" draw:layer="layout" svg:width="4cm" svg:height="1.059cm" svg:x="13.37cm" svg:y="8.472cm">
          <draw:text-box>
            <text:p text:style-name="P1"><text:span text:style-name="T3"><text:s text:c="3"/></text:span><text:span text:style-name="T4">=</text:span><text:span text:style-name="T2">0x08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ymbol" svg:font-family="Symbol" style:font-pitch="variable" style:font-charset="x-symbol"/>
    <style:font-face style:name="Times" svg:font-family="Times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30" draw:display-name="Arrowheads 130" svg:viewBox="0 0 250 250" svg:d="M125 0l125 250h-250z"/>
    <draw:marker draw:name="Arrowheads_20_131" draw:display-name="Arrowheads 131" svg:viewBox="0 0 20 30" svg:d="M10 0l-10 30h20z"/>
    <draw:marker draw:name="Arrowheads_20_132" draw:display-name="Arrowheads 132" svg:viewBox="0 0 20 30" svg:d="M10 0l-10 30h20z"/>
    <draw:marker draw:name="Arrowheads_20_133" draw:display-name="Arrowheads 133" svg:viewBox="0 0 20 30" svg:d="M10 0l-10 30h20z"/>
    <draw:marker draw:name="Arrowheads_20_134" draw:display-name="Arrowheads 134" svg:viewBox="0 0 20 30" svg:d="M10 0l-10 30h20z"/>
    <draw:marker draw:name="Arrowheads_20_135" draw:display-name="Arrowheads 135" svg:viewBox="0 0 250 250" svg:d="M125 0l125 250h-25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08T17:48:52.908567828</meta:creation-date>
    <dc:date>2023-05-08T17:49:43.359954057</dc:date>
    <meta:editing-duration>PT51S</meta:editing-duration>
    <meta:editing-cycles>1</meta:editing-cycles>
    <meta:document-statistic meta:object-count="19"/>
    <meta:generator>LibreOffice/7.3.7.2$Linux_X86_64 LibreOffice_project/30$Build-2</meta:generator>
  </office:meta>
</office:document-meta>
</file>